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034" officeooo:paragraph-rsid="0003d034"/>
    </style:style>
    <style:style style:name="P2" style:family="paragraph" style:parent-style-name="Standard">
      <style:paragraph-properties fo:text-align="center" style:justify-single-word="false"/>
      <style:text-properties officeooo:rsid="0003d034" officeooo:paragraph-rsid="0003d034"/>
    </style:style>
    <style:style style:name="P3" style:family="paragraph" style:parent-style-name="Standard">
      <style:paragraph-properties fo:text-align="start" style:justify-single-word="false"/>
      <style:text-properties officeooo:rsid="0003d034" officeooo:paragraph-rsid="0003d034"/>
    </style:style>
    <style:style style:name="P4" style:family="paragraph" style:parent-style-name="Standard">
      <style:paragraph-properties fo:text-align="start" style:justify-single-word="false"/>
      <style:text-properties officeooo:rsid="0004c4c0" officeooo:paragraph-rsid="0004c4c0"/>
    </style:style>
    <style:style style:name="P5" style:family="paragraph" style:parent-style-name="Standard">
      <style:paragraph-properties fo:text-align="start" style:justify-single-word="false"/>
      <style:text-properties officeooo:paragraph-rsid="0004c4c0"/>
    </style:style>
    <style:style style:name="P6" style:family="paragraph" style:parent-style-name="Standard">
      <style:paragraph-properties fo:text-align="start" style:justify-single-word="false"/>
      <style:text-properties officeooo:paragraph-rsid="0006cc7b"/>
    </style:style>
    <style:style style:name="P7" style:family="paragraph" style:parent-style-name="Standard">
      <style:paragraph-properties fo:text-align="start" style:justify-single-word="false"/>
      <style:text-properties officeooo:paragraph-rsid="000a8c1b"/>
    </style:style>
    <style:style style:name="P8" style:family="paragraph" style:parent-style-name="Standard">
      <style:paragraph-properties fo:text-align="start" style:justify-single-word="false"/>
      <style:text-properties officeooo:rsid="0006cc7b" officeooo:paragraph-rsid="0006cc7b"/>
    </style:style>
    <style:style style:name="P9" style:family="paragraph" style:parent-style-name="Standard">
      <style:paragraph-properties fo:text-align="start" style:justify-single-word="false"/>
      <style:text-properties officeooo:rsid="0007d1c1" officeooo:paragraph-rsid="0007d1c1"/>
    </style:style>
    <style:style style:name="P10" style:family="paragraph" style:parent-style-name="Standard">
      <style:paragraph-properties fo:text-align="start" style:justify-single-word="false"/>
      <style:text-properties officeooo:rsid="0007ddce" officeooo:paragraph-rsid="0007ddce"/>
    </style:style>
    <style:style style:name="P11" style:family="paragraph" style:parent-style-name="Standard">
      <style:paragraph-properties fo:text-align="start" style:justify-single-word="false"/>
      <style:text-properties officeooo:rsid="00086fb9" officeooo:paragraph-rsid="00086fb9"/>
    </style:style>
    <style:style style:name="P12" style:family="paragraph" style:parent-style-name="Standard">
      <style:paragraph-properties fo:text-align="start" style:justify-single-word="false"/>
      <style:text-properties officeooo:rsid="000a366a" officeooo:paragraph-rsid="000a366a"/>
    </style:style>
    <style:style style:name="P13" style:family="paragraph" style:parent-style-name="Standard">
      <style:paragraph-properties fo:text-align="start" style:justify-single-word="false"/>
      <style:text-properties officeooo:rsid="000a366a" officeooo:paragraph-rsid="000a8c1b"/>
    </style:style>
    <style:style style:name="P14" style:family="paragraph" style:parent-style-name="Standard">
      <style:paragraph-properties fo:text-align="start" style:justify-single-word="false"/>
      <style:text-properties officeooo:rsid="000a8c1b" officeooo:paragraph-rsid="000a8c1b"/>
    </style:style>
    <style:style style:name="T1" style:family="text">
      <style:text-properties officeooo:rsid="0004c4c0"/>
    </style:style>
    <style:style style:name="T2" style:family="text">
      <style:text-properties officeooo:rsid="0006360e"/>
    </style:style>
    <style:style style:name="T3" style:family="text">
      <style:text-properties officeooo:rsid="0006cc7b"/>
    </style:style>
    <style:style style:name="T4" style:family="text">
      <style:text-properties officeooo:rsid="0007ddce"/>
    </style:style>
    <style:style style:name="T5" style:family="text">
      <style:text-properties officeooo:rsid="00086fb9"/>
    </style:style>
    <style:style style:name="T6" style:family="text">
      <style:text-properties officeooo:rsid="000a366a"/>
    </style:style>
    <style:style style:name="T7" style:family="text">
      <style:text-properties officeooo:rsid="000a8c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11/21/17</text:p>
      <text:p text:style-name="P1"/>
      <text:p text:style-name="P2">Wireshark 7</text:p>
      <text:p text:style-name="P3"/>
      <text:p text:style-name="P3">1) 30 Munroe St</text:p>
      <text:p text:style-name="P3"><text:s text:c="4"/>linksys12</text:p>
      <text:p text:style-name="P3"/>
      <text:p text:style-name="P3">2) 0.1024 seconds for both.</text:p>
      <text:p text:style-name="P3"/>
      <text:p text:style-name="P3">3) <text:span text:style-name="T1">00:16:b6:f7:1d:51</text:span></text:p>
      <text:p text:style-name="P3"/>
      <text:p text:style-name="P4">4) ff:ff:ff:ff:ff:ff</text:p>
      <text:p text:style-name="P4"/>
      <text:p text:style-name="P4">5) 00:16:b6:f7:1d:51</text:p>
      <text:p text:style-name="P4"/>
      <text:p text:style-name="P4">6) Four data rates: 1(B), 2(B), 5.5(B), 11(B), [Mbit/sec]</text:p>
      <text:p text:style-name="P4">Eight extended supported rates: 6(B), 9, 12(B), 18, 24(B), 36, 48, 54, [Mbit/sec]</text:p>
      <text:p text:style-name="P4"/>
      <text:p text:style-name="P5"><text:span text:style-name="T1">7) Source: </text:span>00:13:02:d1:b6:4f </text:p>
      <text:p text:style-name="P5">Destination: 00:16:b6:f4:eb:a8 </text:p>
      <text:p text:style-name="P5">BSS Id: 00:16:b6:f7:1d:51</text:p>
      <text:p text:style-name="P8">The MAC address for the host is the source. <text:s/>The access point and first-hop router is the destination. </text:p>
      <text:p text:style-name="P6">The address of the host sending the TCP segment is 192.168.1.109. <text:s/>The address of the destination is 128.11<text:span text:style-name="T2">9</text:span>.245.12. <text:span text:style-name="T3">The destination address corresponds to the destination server gaia.cs.umass.edu.</text:span></text:p>
      <text:p text:style-name="P6"/>
      <text:p text:style-name="P6"><text:span text:style-name="T3">8) Source: </text:span>00:16:b6:f4:eb:a8</text:p>
      <text:p text:style-name="P6"><text:span text:style-name="T3">Destination: </text:span>91:2a:b0:49:b6:4f</text:p>
      <text:p text:style-name="P6"><text:span text:style-name="T3">BSS Id: </text:span>00:16:b6:f7:1d:51</text:p>
      <text:p text:style-name="P8">The MAC address for the host is the destination. <text:s/>The access point and first-hop router is the source.</text:p>
      <text:p text:style-name="P9">No the sender MAC address in the frame does not correspond to the IP address of the device that sent the TCP segment.</text:p>
      <text:p text:style-name="P9"/>
      <text:p text:style-name="P9">9) <text:span text:style-name="T4">A DHCP release and a Deauthentication is sent. We might have expected to see a Disassociation as well even though it was not present.</text:span></text:p>
      <text:p text:style-name="P9"/>
      <text:p text:style-name="P10">10) <text:span text:style-name="T5">6 Authentication frames are sent.</text:span></text:p>
      <text:p text:style-name="P10"/>
      <text:p text:style-name="P11">11) Yes the host does want the authentication to require to be opened.</text:p>
      <text:p text:style-name="P11"/>
      <text:p text:style-name="P11">12) I do not see an Authentication from the linksys in the trace.</text:p>
      <text:p text:style-name="P11"/>
      <text:p text:style-name="P11">13) <text:span text:style-name="T6">At t = 63.168087 the host sends an Authentication and at t = 63.169071 the AP sent one back to the host.</text:span></text:p>
      <text:p text:style-name="P11"/>
      <text:p text:style-name="P12">14) The associate request was sent at t = 63.169910. <text:s/>The associate response was sent at t = 63.192101.</text:p>
      <text:p text:style-name="P12"/>
      <text:p text:style-name="P13">15) <text:span text:style-name="T7">The host is willing to use transmission rates 1(B), 2(B), 5.5(B), 11(B), 6(B), 9, 12(B), 18, 24(B), 36, 48, 54, [Mbit/sec]. <text:s/>The AP is willing to use the same transmission rates.</text:span></text:p>
      <text:p text:style-name="P13"><text:soft-page-break/></text:p>
      <text:p text:style-name="P14">16) Probe Request:</text:p>
      <text:p text:style-name="P7"><text:span text:style-name="T7">Source: </text:span>00:12:f0:<text:span text:style-name="T7">1</text:span>f:57:13</text:p>
      <text:p text:style-name="P7"><text:span text:style-name="T7">Destination: </text:span>ff:ff:ff:ff:ff:f<text:span text:style-name="T7">f</text:span></text:p>
      <text:p text:style-name="P7"><text:span text:style-name="T7">BSS Id: </text:span>ff:ff:ff:ff:ff:f<text:span text:style-name="T7">f</text:span></text:p>
      <text:p text:style-name="P7"/>
      <text:p text:style-name="P14">Probe Response:</text:p>
      <text:p text:style-name="P7"><text:span text:style-name="T7">Source: </text:span>00:16:b6:f7:1d:51</text:p>
      <text:p text:style-name="P7"><text:span text:style-name="T7">Destination: 00:12:f0:1f:57:13</text:span></text:p>
      <text:p text:style-name="P7"><text:span text:style-name="T7">BSS Id: </text:span>00:16:b6:f7:1d:51</text:p>
      <text:p text:style-name="P7"/>
      <text:p text:style-name="P14">The probe request is used to find an AP. <text:s/>The probe response is sent by the AP to the h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3:08:25.896877475</meta:creation-date>
    <dc:date>2017-11-21T14:55:06.527249688</dc:date>
    <meta:editing-duration>PT43S</meta:editing-duration>
    <meta:editing-cycles>1</meta:editing-cycles>
    <meta:document-statistic meta:table-count="0" meta:image-count="0" meta:object-count="0" meta:page-count="2" meta:paragraph-count="37" meta:word-count="315" meta:character-count="1958" meta:non-whitespace-character-count="1667"/>
    <meta:generator>LibreOffice/5.1.6.2$Linux_X86_64 LibreOffice_project/10m0$Build-2</meta:generator>
  </office:meta>
</office:document-meta>
</file>